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14" office:value-type="string" calcext:value-type="string">
            <text:p>mobility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office:value-type="string" calcext:value-type="string">
            <text:p>stress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aised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 table:number-rows-repeated="1048513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1:Sheet1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9:20:20.755802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10T21:42:24.562118341</dc:date>
    <meta:editing-duration>P16DT13H45M17S</meta:editing-duration>
    <meta:editing-cycles>100</meta:editing-cycles>
    <meta:document-statistic meta:table-count="1" meta:cell-count="524" meta:object-count="0"/>
  </office:meta>
</office:document-meta>
</file>